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Policepardéfaut" style:family="text">
      <style:text-properties fo:language="en" fo:country="US"/>
    </style:style>
    <style:style style:name="T3" style:parent-style-name="Policepardéfaut" style:family="text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language="en" fo:country="US"/>
    </style:style>
    <style:style style:name="T8" style:parent-style-name="Policepardéfaut" style:family="text">
      <style:text-properties fo:language="en" fo:country="US"/>
    </style:style>
    <style:style style:name="T9" style:parent-style-name="Policepardéfaut" style:family="text">
      <style:text-properties fo:language="en" fo:country="US"/>
    </style:style>
    <style:style style:name="P10" style:parent-style-name="Standard" style:family="paragraph">
      <style:paragraph-properties fo:text-align="end"/>
    </style:style>
    <style:style style:name="P11" style:parent-style-name="Standard" style:family="paragraph">
      <style:paragraph-properties fo:text-align="end"/>
    </style:style>
    <style:style style:name="P12" style:parent-style-name="Standard" style:family="paragraph">
      <style:paragraph-properties fo:text-align="end"/>
      <style:text-properties fo:language="en" fo:country="US"/>
    </style:style>
    <style:style style:name="P13" style:parent-style-name="Standard" style:family="paragraph">
      <style:paragraph-properties fo:text-align="end"/>
      <style:text-properties fo:language="en" fo:country="US"/>
    </style:style>
    <style:style style:name="P14" style:parent-style-name="Standard" style:family="paragraph">
      <style:paragraph-properties fo:text-align="end">
        <style:tab-stops>
          <style:tab-stop style:type="left" style:position="3.5208in"/>
        </style:tab-stops>
      </style:paragraph-properties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paragraph-properties fo:text-align="justify">
        <style:tab-stops>
          <style:tab-stop style:type="left" style:position="4.3958in"/>
        </style:tab-stops>
      </style:paragraph-properties>
      <style:text-properties fo:language="en" fo:country="US"/>
    </style:style>
    <style:style style:name="P19" style:parent-style-name="Standard" style:family="paragraph">
      <style:paragraph-properties fo:text-align="justify">
        <style:tab-stops>
          <style:tab-stop style:type="left" style:position="3.927in"/>
          <style:tab-stop style:type="left" style:position="4.7291in"/>
        </style:tab-stops>
      </style:paragraph-properties>
      <style:text-properties fo:language="en" fo:country="US"/>
    </style:style>
    <style:style style:name="P20" style:parent-style-name="Standard" style:family="paragraph">
      <style:paragraph-properties fo:text-align="justify">
        <style:tab-stops>
          <style:tab-stop style:type="left" style:position="3.927in"/>
          <style:tab-stop style:type="left" style:position="4.7291in"/>
        </style:tab-stops>
      </style:paragraph-properties>
      <style:text-properties fo:language="en" fo:country="US"/>
    </style:style>
    <style:style style:name="P21" style:parent-style-name="Standard" style:family="paragraph">
      <style:paragraph-properties fo:text-align="justify">
        <style:tab-stops>
          <style:tab-stop style:type="left" style:position="3.927in"/>
          <style:tab-stop style:type="left" style:position="4.7291in"/>
        </style:tab-stops>
      </style:paragraph-properties>
      <style:text-properties fo:language="en" fo:country="US"/>
    </style:style>
    <style:style style:name="P22" style:parent-style-name="Standard" style:family="paragraph">
      <style:paragraph-properties fo:text-align="justify">
        <style:tab-stops>
          <style:tab-stop style:type="left" style:position="3.927in"/>
          <style:tab-stop style:type="left" style:position="4.7291in"/>
        </style:tab-stops>
      </style:paragraph-properties>
      <style:text-properties fo:language="en" fo:country="US"/>
    </style:style>
    <style:style style:name="P23" style:parent-style-name="Standard" style:family="paragraph">
      <style:paragraph-properties fo:text-align="justify"/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paragraph-properties fo:text-align="justify"/>
      <style:text-properties fo:language="en" fo:country="US"/>
    </style:style>
    <style:style style:name="P26" style:parent-style-name="Standard" style:family="paragraph">
      <style:paragraph-properties fo:text-align="justify"/>
      <style:text-properties fo:language="en" fo:country="US"/>
    </style:style>
    <style:style style:name="P27" style:parent-style-name="Standard" style:family="paragraph">
      <style:paragraph-properties fo:text-align="justify"/>
      <style:text-properties fo:language="en" fo:country="US"/>
    </style:style>
    <style:style style:name="P28" style:parent-style-name="Standard" style:family="paragraph">
      <style:paragraph-properties fo:text-align="justify"/>
      <style:text-properties fo:language="en" fo:country="US"/>
    </style:style>
    <style:style style:name="P29" style:parent-style-name="Standard" style:family="paragraph">
      <style:paragraph-properties fo:text-align="justify"/>
      <style:text-properties fo:language="en" fo:country="US"/>
    </style:style>
    <style:style style:name="P30" style:parent-style-name="Standard" style:family="paragraph">
      <style:paragraph-properties fo:text-align="justify"/>
      <style:text-properties fo:language="en" fo:country="US"/>
    </style:style>
    <style:style style:name="P31" style:parent-style-name="Standard" style:family="paragraph">
      <style:paragraph-properties fo:text-align="justify"/>
      <style:text-properties fo:language="en" fo:country="US"/>
    </style:style>
    <style:style style:name="P32" style:parent-style-name="Standard" style:family="paragraph">
      <style:paragraph-properties fo:text-align="justify"/>
      <style:text-properties fo:language="en" fo:country="US"/>
    </style:style>
    <style:style style:name="P33" style:parent-style-name="Standard" style:family="paragraph">
      <style:paragraph-properties fo:text-align="justify"/>
      <style:text-properties fo:language="en" fo:country="US"/>
    </style:style>
    <style:style style:name="P34" style:parent-style-name="Standard" style:family="paragraph">
      <style:paragraph-properties fo:text-align="justify"/>
      <style:text-properties fo:language="en" fo:country="US"/>
    </style:style>
    <style:style style:name="P35" style:parent-style-name="Standard" style:family="paragraph">
      <style:paragraph-properties fo:text-align="justify"/>
      <style:text-properties fo:language="en" fo:country="US"/>
    </style:style>
    <style:style style:name="P36" style:parent-style-name="Standard" style:family="paragraph">
      <style:paragraph-properties fo:text-align="justify"/>
      <style:text-properties fo:font-style="italic" style:font-style-asian="italic" fo:color="#0070C0" fo:language="en" fo:country="US"/>
    </style:style>
    <style:style style:name="P37" style:parent-style-name="Standard" style:family="paragraph">
      <style:paragraph-properties fo:text-align="justify"/>
      <style:text-properties fo:language="en" fo:country="US"/>
    </style:style>
    <style:style style:name="P38" style:parent-style-name="Standard" style:family="paragraph">
      <style:paragraph-properties fo:text-align="justify"/>
      <style:text-properties fo:language="en" fo:country="US"/>
    </style:style>
    <style:style style:name="P39" style:parent-style-name="Standard" style:family="paragraph">
      <style:paragraph-properties fo:text-align="justify"/>
      <style:text-properties fo:language="en" fo:country="US"/>
    </style:style>
    <style:style style:name="P40" style:parent-style-name="Standard" style:family="paragraph">
      <style:paragraph-properties fo:text-align="justify"/>
      <style:text-properties fo:language="en" fo:country="US"/>
    </style:style>
    <style:style style:name="P41" style:parent-style-name="Standard" style:family="paragraph">
      <style:paragraph-properties fo:text-align="justify"/>
    </style:style>
    <style:style style:name="T42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Jonathan GERMAIN</text:p>
      <text:p text:style-name="P10">21, rue du Parc</text:p>
      <text:p text:style-name="P11"><text:tab/><text:tab/><text:tab/><text:tab/><text:tab/><text:tab/><text:tab/><text:tab/><text:tab/>88100 Saint-Dié-des-Vosges</text:p>
      <text:p text:style-name="P12">FRANCE</text:p>
      <text:p text:style-name="P13"/>
      <text:p text:style-name="P14"/>
      <text:p text:style-name="P15">Human Resources Manager</text:p>
      <text:p text:style-name="P16">Bethesda Softworks LLC<text:line-break/>1370 Piccard Drive, Suite 120<text:line-break/>Rockville, MD 20850<text:s/><text:s text:c="88"/><text:s text:c="4"/><text:s text:c="4"/>October<text:s/>12, 2020</text:p>
      <text:p text:style-name="P17">U.S.A.</text:p>
      <text:p text:style-name="P18"><text:tab/><text:tab/></text:p>
      <text:p text:style-name="P19"/>
      <text:p text:style-name="P20">Subject:<text:s/>Unsolicited application for a<text:s/>ten-week<text:s/>internship<text:s/>in programming (Spring 2021)<text:tab/><text:tab/><text:tab/></text:p>
      <text:p text:style-name="P21"/>
      <text:p text:style-name="P22"/>
      <text:p text:style-name="P23">Dear Sir or Madam,</text:p>
      <text:p text:style-name="P24"/>
      <text:p text:style-name="P25"><text:s/></text:p>
      <text:p text:style-name="P26">I am currently<text:s/>preparing a two-year technical degree in<text:s/>IT<text:s/>at<text:s/>the University of Lorraine (at<text:s/>Saint-Dié Technological Institute, in France)<text:s/>and am keenly interested in your company for several reasons. As a producer and creator of wonderful video-games such as The Elder Scrolls series (which I<text:s/>have been a great fan of since my childhood), Fallout 3,<text:s/>as well as<text:s/>Rage and Prey 2, your game studio has thrilled and fascinated me<text:s/>for three years now.<text:s/>To validate my degree, I have<text:s/>to carry out a work placement<text:s/>from April 2 to June 14, 2021,<text:s/>and I think<text:s/>it would be a<text:s/>valuable and enriching experience to<text:s/>put my theoretical knowledge into practice<text:s/>in such a challenging environment<text:s/>as yours.</text:p>
      <text:p text:style-name="P27"/>
      <text:p text:style-name="P28">I have a solid knowledge of SQL, Shellscript, as well as database management. For over six months, I have been working on an educational activity, which focuses on the propagation of light in a 3D OpenGL environment (coded in Java), and it has enabled me to discover the basics of how a graphics engine works. Though my experience in game design has been rather short so far, it was fairly instructive. As a matter of fact, I worked on a small self-made video game project which taught me a lot regarding the full process of creating a game. Thus, I am eager to learn more about<text:s/>your<text:s/>programming approach,<text:s/>especially how you build up levels and characters.</text:p>
      <text:p text:style-name="P29"/>
      <text:p text:style-name="P30">Besides, my<text:s/>English<text:s/>is<text:s/>fluent<text:s/>as I lived near<text:s/>Nottingham<text:s/>for two years,<text:s/>so I can easily operate in an English-speaking work environment.<text:s/>As you can see on my CV,<text:s/>I<text:s/>already have some work experience<text:s/>and proved to be<text:s/>dedicated to the<text:s/>tasks<text:s/>I<text:s/>was<text:s/>assigned<text:s/>(see references).<text:s/>I believe that my<text:s/>rigour, adaptability<text:s/>and<text:s/>autonomy<text:s/>will be valuable skills<text:s/>to<text:s/>join your international team.<text:s/></text:p>
      <text:p text:style-name="P31"/>
      <text:p text:style-name="P32">I<text:s/>look forward to hearing from you<text:s/>and thank you for your time and consideration. Feel free to contact me for further information.</text:p>
      <text:p text:style-name="P33"/>
      <text:p text:style-name="P34">Faithfully yours,</text:p>
      <text:p text:style-name="P35"/>
      <text:p text:style-name="P36">[Scanned signature]</text:p>
      <text:p text:style-name="P37"/>
      <text:p text:style-name="P38">Jonathan Germain</text:p>
      <text:p text:style-name="P39"/>
      <text:p text:style-name="P40"/>
      <text:p text:style-name="P41"><text:span text:style-name="T42">P.S.: Please find enclosed my résumé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</meta:initial-creator>
    <dc:creator>Aline Caspary</dc:creator>
    <meta:creation-date>2011-09-02T11:21:00Z</meta:creation-date>
    <dc:date>2021-09-28T10:19:00Z</dc:date>
    <meta:template xlink:href="Normal.dotm" xlink:type="simple"/>
    <meta:editing-cycles>112</meta:editing-cycles>
    <meta:editing-duration>PT38280S</meta:editing-duration>
    <meta:document-statistic meta:page-count="1" meta:paragraph-count="4" meta:word-count="366" meta:character-count="2379" meta:row-count="16" meta:non-whitespace-character-count="2017"/>
  </office:meta>
</office:document-meta>
</file>